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0818"/>
    </style:style>
    <style:style style:name="P2" style:family="paragraph" style:parent-style-name="Standard">
      <style:text-properties officeooo:rsid="00070818" officeooo:paragraph-rsid="00070818"/>
    </style:style>
    <style:style style:name="P3" style:family="paragraph" style:parent-style-name="Standard">
      <style:text-properties officeooo:rsid="0008ef78" officeooo:paragraph-rsid="0008ef78"/>
    </style:style>
    <style:style style:name="P4" style:family="paragraph" style:parent-style-name="Standard">
      <style:text-properties officeooo:rsid="0008ef78" officeooo:paragraph-rsid="000dc731"/>
    </style:style>
    <style:style style:name="P5" style:family="paragraph" style:parent-style-name="Standard">
      <style:text-properties officeooo:paragraph-rsid="0009f852"/>
    </style:style>
    <style:style style:name="P6" style:family="paragraph" style:parent-style-name="Standard">
      <style:text-properties officeooo:paragraph-rsid="000c76fc"/>
    </style:style>
    <style:style style:name="P7" style:family="paragraph" style:parent-style-name="Standard">
      <style:text-properties officeooo:rsid="000dc731" officeooo:paragraph-rsid="000dc731"/>
    </style:style>
    <style:style style:name="P8" style:family="paragraph" style:parent-style-name="Standard">
      <style:text-properties officeooo:rsid="000dc731" officeooo:paragraph-rsid="000dc731"/>
    </style:style>
    <style:style style:name="P9" style:family="paragraph" style:parent-style-name="Standard">
      <style:text-properties officeooo:rsid="000dc731" officeooo:paragraph-rsid="000f39a8"/>
    </style:style>
    <style:style style:name="P10" style:family="paragraph" style:parent-style-name="Standard">
      <style:text-properties officeooo:rsid="0008ef78" officeooo:paragraph-rsid="000f39a8"/>
    </style:style>
    <style:style style:name="P11" style:family="paragraph" style:parent-style-name="Standard">
      <style:text-properties officeooo:rsid="00123e3e" officeooo:paragraph-rsid="00123e3e"/>
    </style:style>
    <style:style style:name="P12" style:family="paragraph" style:parent-style-name="Standard">
      <style:text-properties officeooo:rsid="00133aac" officeooo:paragraph-rsid="00133aac"/>
    </style:style>
    <style:style style:name="P13" style:family="paragraph" style:parent-style-name="Standard">
      <style:text-properties officeooo:rsid="0015026b" officeooo:paragraph-rsid="0015026b"/>
    </style:style>
    <style:style style:name="P14" style:family="paragraph" style:parent-style-name="Standard">
      <style:text-properties officeooo:rsid="0015026b" officeooo:paragraph-rsid="00168a87"/>
    </style:style>
    <style:style style:name="P15" style:family="paragraph" style:parent-style-name="Standard">
      <style:text-properties officeooo:rsid="00183bf0" officeooo:paragraph-rsid="00183bf0"/>
    </style:style>
    <style:style style:name="T1" style:family="text">
      <style:text-properties officeooo:rsid="000ac447"/>
    </style:style>
    <style:style style:name="T2" style:family="text">
      <style:text-properties officeooo:rsid="000c76fc"/>
    </style:style>
    <style:style style:name="T3" style:family="text">
      <style:text-properties officeooo:rsid="000dc731"/>
    </style:style>
    <style:style style:name="T4" style:family="text">
      <style:text-properties officeooo:rsid="000f39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sql&gt; create database chaussures ;</text:p>
      <text:p text:style-name="Standard"/>
      <text:p text:style-name="P3"># table shoes</text:p>
      <text:p text:style-name="P3">#-------------------------------------------------------</text:p>
      <text:p text:style-name="P3">mysql&gt;</text:p>
      <text:p text:style-name="P3">mysql&gt;</text:p>
      <text:p text:style-name="Standard">mysql&gt; create table shoes (</text:p>
      <text:p text:style-name="P1"><text:s text:c="5"/>id INT(11) UNSIGNED AUTO_INCREMENT PRIMARY KEY,</text:p>
      <text:p text:style-name="Standard"><text:s text:c="4"/>prix INT(11) UNSIGNED,</text:p>
      <text:p text:style-name="P5"><text:s text:c="4"/>poi<text:span text:style-name="T1">n</text:span>ture INT(11) UNSIGNED,</text:p>
      <text:p text:style-name="P5"><text:s text:c="4"/>id_marque INT(11) <text:span text:style-name="T2">UNSIGNED</text:span>,</text:p>
      <text:p text:style-name="P6"><text:s text:c="4"/>id_modele INT(11) <text:span text:style-name="T2">UNSIGNED</text:span>,</text:p>
      <text:p text:style-name="P6"><text:s text:c="4"/>id_couleur INT(11) <text:span text:style-name="T2">UNSIGNED</text:span></text:p>
      <text:p text:style-name="P5"><text:s/>);</text:p>
      <text:p text:style-name="P5"/>
      <text:p text:style-name="P5"/>
      <text:p text:style-name="P4"># table <text:span text:style-name="T3">marque</text:span></text:p>
      <text:p text:style-name="P4">#-------------------------------------------------------</text:p>
      <text:p text:style-name="P7">mysql&gt; <text:s/>create table marque (</text:p>
      <text:p text:style-name="P7">id int(11) UNSIGNED AUTO_INCREMENT PRIMARY KEY, </text:p>
      <text:p text:style-name="P7">nom varchar(255)</text:p>
      <text:p text:style-name="P7">);</text:p>
      <text:p text:style-name="P7"/>
      <text:p text:style-name="P10"># table <text:span text:style-name="T4">modele</text:span></text:p>
      <text:p text:style-name="P10">#-------------------------------------------------------</text:p>
      <text:p text:style-name="P9">mysql&gt; <text:s/>create table m<text:span text:style-name="T4">odele </text:span>(</text:p>
      <text:p text:style-name="P9">id int(11) UNSIGNED AUTO_INCREMENT PRIMARY KEY, </text:p>
      <text:p text:style-name="P9">nom varchar(255)</text:p>
      <text:p text:style-name="P9">);</text:p>
      <text:p text:style-name="P9"/>
      <text:p text:style-name="P9"/>
      <text:p text:style-name="P11">#table couleur</text:p>
      <text:p text:style-name="P11">#--------------------------------------------------</text:p>
      <text:p text:style-name="P9">mysql&gt; create table couleur (</text:p>
      <text:p text:style-name="P9"><text:s text:c="4"/>-&gt; id INT(11) UNSIGNED AUTO_INCREMENT PRIMARY KEY,</text:p>
      <text:p text:style-name="P9"><text:s text:c="4"/>-&gt; nom_couleur varchar(255)</text:p>
      <text:p text:style-name="P9"><text:s text:c="4"/>-&gt; );</text:p>
      <text:p text:style-name="P9"/>
      <text:p text:style-name="P12">#table clients</text:p>
      <text:p text:style-name="P12">#------------------------------------------------</text:p>
      <text:p text:style-name="P12"/>
      <text:p text:style-name="P12">mysql&gt; create table clients (</text:p>
      <text:p text:style-name="P12"><text:s text:c="4"/>-&gt; id INT(11) UNSIGNED AUTO_INCREMENT PRIMARY KEY,</text:p>
      <text:p text:style-name="P12"><text:s text:c="4"/>-&gt; nom varchar(255),</text:p>
      <text:p text:style-name="P12"><text:s text:c="4"/>-&gt; prenom varchar(255),</text:p>
      <text:p text:style-name="P12"><text:s text:c="4"/>-&gt; email varchar(255));</text:p>
      <text:p text:style-name="P12"/>
      <text:p text:style-name="P12"/>
      <text:p text:style-name="P13">#table adresses</text:p>
      <text:p text:style-name="P13">#---------------------------</text:p>
      <text:p text:style-name="P13"/>
      <text:p text:style-name="P13">mysql&gt; create table adresses (</text:p>
      <text:p text:style-name="P13"><text:soft-page-break/><text:s text:c="4"/>-&gt; id INT(11) UNSIGNED AUTO_INCREMENT PRIMARY KEY,</text:p>
      <text:p text:style-name="P13"><text:s text:c="4"/>-&gt; nom_rue varchar(255),</text:p>
      <text:p text:style-name="P13"><text:s text:c="4"/>-&gt; numero_rue varchar(255),</text:p>
      <text:p text:style-name="P13"><text:s text:c="4"/>-&gt; complement_adresse varchar(255),</text:p>
      <text:p text:style-name="P13"><text:s text:c="4"/>-&gt; code_postale varchar(255),</text:p>
      <text:p text:style-name="P13"><text:s text:c="4"/>-&gt; ville varchar(255),</text:p>
      <text:p text:style-name="P14"><text:s text:c="4"/>-&gt; pays varchar(255)</text:p>
      <text:p text:style-name="P14"><text:s text:c="4"/>-&gt; );</text:p>
      <text:p text:style-name="P14"/>
      <text:p text:style-name="P14"/>
      <text:p text:style-name="P15">#table commandes</text:p>
      <text:p text:style-name="P15">#--------------------------------------</text:p>
      <text:p text:style-name="P15"/>
      <text:p text:style-name="P15">mysql&gt; create table commandes (</text:p>
      <text:p text:style-name="P15"><text:s text:c="4"/>-&gt; id INT(11) UNSIGNED AUTO_INCREMENT PRIMARY KEY,</text:p>
      <text:p text:style-name="P15"><text:s text:c="4"/>-&gt; adresse_livraison varchar(255),</text:p>
      <text:p text:style-name="P15"><text:s text:c="4"/>-&gt; adresse_facturation varchar(255),</text:p>
      <text:p text:style-name="P15"><text:s text:c="4"/>-&gt; adresse_client varchar(255)</text:p>
      <text:p text:style-name="P15"><text:s text:c="4"/>-&gt; 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21:33:28.353483764</meta:creation-date>
    <dc:date>2019-09-03T22:34:18.929682671</dc:date>
    <meta:editing-duration>PT49M42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57" meta:word-count="179" meta:character-count="1667" meta:non-whitespace-character-count="1435"/>
  </office:meta>
</office:document-meta>
</file>